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7.973cm"/>
    </style:style>
    <style:style style:name="co2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2.421cm"/>
    </style:style>
    <style:style style:name="co27" style:family="table-column">
      <style:table-column-properties fo:break-before="auto" style:column-width="5.533cm"/>
    </style:style>
    <style:style style:name="co28" style:family="table-column">
      <style:table-column-properties fo:break-before="auto" style:column-width="6.221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4.923cm"/>
    </style:style>
    <style:style style:name="co13" style:family="table-column">
      <style:table-column-properties fo:break-before="auto" style:column-width="3.427cm"/>
    </style:style>
    <style:style style:name="co14" style:family="table-column">
      <style:table-column-properties fo:break-before="auto" style:column-width="3.78cm"/>
    </style:style>
    <style:style style:name="co15" style:family="table-column">
      <style:table-column-properties fo:break-before="auto" style:column-width="4.981cm"/>
    </style:style>
    <style:style style:name="co16" style:family="table-column">
      <style:table-column-properties fo:break-before="auto" style:column-width="7.816cm"/>
    </style:style>
    <style:style style:name="co17" style:family="table-column">
      <style:table-column-properties fo:break-before="auto" style:column-width="6.95cm"/>
    </style:style>
    <style:style style:name="co18" style:family="table-column">
      <style:table-column-properties fo:break-before="auto" style:column-width="4.135cm"/>
    </style:style>
    <style:style style:name="co19" style:family="table-column">
      <style:table-column-properties fo:break-before="auto" style:column-width="3.84cm"/>
    </style:style>
    <style:style style:name="co20" style:family="table-column">
      <style:table-column-properties fo:break-before="auto" style:column-width="4.371cm"/>
    </style:style>
    <style:style style:name="co21" style:family="table-column">
      <style:table-column-properties fo:break-before="auto" style:column-width="5.907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4.706cm"/>
    </style:style>
    <style:style style:name="co30" style:family="table-column">
      <style:table-column-properties fo:break-before="auto" style:column-width="8.327cm"/>
    </style:style>
    <style:style style:name="co31" style:family="table-column">
      <style:table-column-properties fo:break-before="auto" style:column-width="5.041cm"/>
    </style:style>
    <style:style style:name="co32" style:family="table-column">
      <style:table-column-properties fo:break-before="auto" style:column-width="3.997cm"/>
    </style:style>
    <style:style style:name="co33" style:family="table-column">
      <style:table-column-properties fo:break-before="auto" style:column-width="3.112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ext-properties style:text-line-through-style="solid" style:text-line-through-width="bold"/>
    </style:style>
    <style:style style:name="ce70" style:family="table-cell" style:parent-style-name="Default">
      <style:text-properties style:font-name="Arial" style:font-name-asian="Microsoft YaHei" style:font-name-complex="Lucida Sans"/>
    </style:style>
    <style:style style:name="ce71" style:family="table-cell" style:parent-style-name="Default">
      <style:text-properties fo:color="#808080"/>
    </style:style>
    <style:style style:name="ce72" style:family="table-cell" style:parent-style-name="Default">
      <style:text-properties style:text-line-through-style="solid" style:text-line-through-width="bold" style:font-name="Arial" style:font-name-asian="Microsoft YaHei" style:font-name-complex="Lucida Sans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808080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2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weight-asian="normal" style:font-weight-complex="normal"/>
    </style:style>
    <style:style style:name="ce23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24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 style:font-weight-asian="normal" style:font-weight-complex="normal"/>
    </style:style>
    <style:style style:name="ce2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 style:text-underline-style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solid" style:text-line-through-width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</style:style>
    <style:style style:name="ce3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36" style:family="table-cell" style:parent-style-name="Result2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8" style:family="table-cell" style:parent-style-name="Default">
      <style:table-cell-properties fo:border-bottom="0.088cm solid #000000" fo:border-left="none" fo:border-right="none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none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style:text-line-through-style="solid" style:text-line-through-width="bold"/>
    </style:style>
    <style:style style:name="ce46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name="Arial" style:text-underline-style="none" style:font-name-asian="Microsoft YaHei" style:font-weight-asian="normal" style:font-name-complex="Lucida Sans" style:font-weight-complex="normal"/>
    </style:style>
    <style:style style:name="ce47" style:family="table-cell" style:parent-style-name="Default">
      <style:text-properties style:text-line-through-style="none"/>
    </style:style>
    <style:style style:name="ce48" style:family="table-cell" style:parent-style-name="Default">
      <style:table-cell-properties fo:border-bottom="0.088cm solid #000000" fo:border-left="none" fo:border-right="none" fo:border-top="none"/>
      <style:text-properties style:text-line-through-style="none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808080" style:text-line-through-style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 style:text-line-through-style="none"/>
    </style:style>
    <style:style style:name="ce51" style:family="table-cell" style:parent-style-name="Default">
      <style:table-cell-properties fo:border-bottom="none" fo:border-left="none" fo:border-right="0.088cm solid #000000" fo:border-top="none"/>
      <style:text-properties style:text-line-through-style="none"/>
    </style:style>
    <style:style style:name="ce52" style:family="table-cell" style:parent-style-name="Default">
      <style:table-cell-properties fo:border-bottom="0.088cm solid #000000" fo:border-left="none" fo:border-right="0.088cm solid #000000" fo:border-top="none"/>
      <style:text-properties style:text-line-through-style="none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solid" style:text-line-through-width="bold"/>
    </style:style>
    <style:style style:name="ce54" style:family="table-cell" style:parent-style-name="Default">
      <style:text-properties fo:color="#000000" style:text-line-through-style="solid" style:text-line-through-width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solid" style:text-line-through-width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none"/>
    </style:style>
    <style:style style:name="ce5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/>
    </style:style>
    <style:style style:name="ce58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font-name="Arial" style:text-underline-style="none" style:font-name-asian="Microsoft YaHei" style:font-weight-asian="normal" style:font-name-complex="Lucida Sans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none"/>
    </style:style>
    <style:style style:name="ce67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  <style:text-properties style:font-name="Arial" style:font-name-asian="Microsoft YaHei" style:font-name-complex="Lucida Sans"/>
    </style:style>
    <style:style style:name="ce68" style:family="table-cell" style:parent-style-name="Default">
      <style:text-properties fo:color="#999999" style:text-line-through-style="none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999999" style:text-line-through-style="none"/>
    </style:style>
    <style:style style:name="ce7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808080" style:text-line-through-style="none"/>
    </style:style>
    <style:style style:name="ce74" style:family="table-cell" style:parent-style-name="Default">
      <style:text-properties fo:color="#808080" style:text-line-through-style="none"/>
    </style:style>
    <style:style style:name="ce75" style:family="table-cell" style:parent-style-name="Default">
      <style:text-properties fo:color="#000000" style:text-line-through-style="none"/>
    </style:style>
    <style:style style:name="ce7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000000" style:text-line-through-style="solid" style:text-line-through-width="bold"/>
    </style:style>
    <style:style style:name="ce7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000000" style:text-line-through-style="none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2018年计划" table:style-name="ta1" table:print="false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table:number-columns-spanned="5" table:number-rows-spanned="1">
            <text:p>2018年计划</text:p>
          </table:table-cell>
          <table:covered-table-cell table:number-columns-repeated="4"/>
        </table:table-row>
        <table:table-row table:style-name="ro1">
          <table:table-cell office:value-type="string">
            <text:p>整年</text:p>
          </table:table-cell>
          <table:table-cell office:value-type="string">
            <text:p>Q1（1-3）</text:p>
          </table:table-cell>
          <table:table-cell office:value-type="string">
            <text:p>Q2（4-6）</text:p>
          </table:table-cell>
          <table:table-cell office:value-type="string">
            <text:p>Q3（7-9）</text:p>
          </table:table-cell>
          <table:table-cell office:value-type="string">
            <text:p>Q4（10-12）</text:p>
          </table:table-cell>
        </table:table-row>
        <table:table-row table:style-name="ro1">
          <table:table-cell office:value-type="string">
            <text:p>锻炼出6块腹肌</text:p>
          </table:table-cell>
          <table:table-cell/>
          <table:table-cell table:style-name="ce71" office:value-type="string">
            <text:p>看完《菜根谭》</text:p>
          </table:table-cell>
          <table:table-cell office:value-type="string">
            <text:p>看完《菜根谭》</text:p>
          </table:table-cell>
          <table:table-cell office:value-type="string">
            <text:p>看完《霍比特人》英文版</text:p>
          </table:table-cell>
        </table:table-row>
        <table:table-row table:style-name="ro1">
          <table:table-cell table:style-name="ce70" office:value-type="string">
            <text:p>看完2018前端学习路线</text:p>
          </table:table-cell>
          <table:table-cell/>
          <table:table-cell table:style-name="ce42" office:value-type="string">
            <text:p>看完《学习之道》</text:p>
          </table:table-cell>
          <table:table-cell office:value-type="string">
            <text:p>看完《如何赢得友谊及影响他人》</text:p>
          </table:table-cell>
          <table:table-cell office:value-type="string">
            <text:p>知道《霍比特人》中每个单词有什么用</text:p>
          </table:table-cell>
        </table:table-row>
        <table:table-row table:style-name="ro1">
          <table:table-cell office:value-type="string">
            <text:p>完成一个自己的、数据库交互什么的自己做的博客</text:p>
          </table:table-cell>
          <table:table-cell/>
          <table:table-cell table:style-name="ce72" office:value-type="string">
            <text:p>总结下写的这些活动h5一些需要解决的公共问题，比如整合一个公共的css文件</text:p>
          </table:table-cell>
          <table:table-cell office:value-type="string">
            <text:p>看完《三体》</text:p>
          </table:table-cell>
          <table:table-cell office:value-type="string">
            <text:p>到成都各名大学滑板5次</text:p>
          </table:table-cell>
        </table:table-row>
        <table:table-row table:style-name="ro1">
          <table:table-cell office:value-type="string">
            <text:p>每天11点准时睡觉</text:p>
          </table:table-cell>
          <table:table-cell table:number-columns-repeated="2"/>
          <table:table-cell office:value-type="string">
            <text:p>选择一门后端语言、实现crud</text:p>
          </table:table-cell>
          <table:table-cell office:value-type="string">
            <text:p>游览成都主要的5处景区</text:p>
          </table:table-cell>
        </table:table-row>
        <table:table-row table:style-name="ro1">
          <table:table-cell office:value-type="string">
            <text:p>每天都要吃点水果</text:p>
          </table:table-cell>
          <table:table-cell table:number-columns-repeated="2"/>
          <table:table-cell office:value-type="string">
            <text:p>学会唱《I see fire》这首歌</text:p>
          </table:table-cell>
          <table:table-cell/>
        </table:table-row>
        <table:table-row table:style-name="ro1">
          <table:table-cell office:value-type="string">
            <text:p>无雨慢跑25分钟减肥</text:p>
          </table:table-cell>
          <table:table-cell table:number-columns-repeated="4"/>
        </table:table-row>
      </table:table>
      <table:table table:name="第21周计划" table:style-name="ta1" table:print="false">
        <table:table-column table:style-name="co2" table:number-columns-repeated="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《菜根谭》看到263页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1">
            <text:p>1</text:p>
          </table:table-cell>
          <table:table-cell table:style-name="ce26" office:value-type="string">
            <text:p>熟悉享宇钱包项目</text:p>
          </table:table-cell>
          <table:table-cell table:style-name="ce28" office:value-type="string">
            <text:p>享宇钱包“关于我们”迁移到金融苑</text:p>
          </table:table-cell>
          <table:table-cell table:style-name="ce31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《学习之道》看完第十章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2">
            <text:p>2</text:p>
          </table:table-cell>
          <table:table-cell table:style-name="ce27" office:value-type="string">
            <text:p>完成免息券的调整</text:p>
          </table:table-cell>
          <table:table-cell table:style-name="ce27" office:value-type="string">
            <text:p>完成保险栏目内容调整</text:p>
          </table:table-cell>
          <table:table-cell table:style-name="ce32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打完p休闲战役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3">
            <text:p>3</text:p>
          </table:table-cell>
          <table:table-cell table:style-name="ce15" office:value-type="string">
            <text:p>财商测试</text:p>
          </table:table-cell>
          <table:table-cell table:style-name="ce15" office:value-type="string">
            <text:p>完成我的贷款栏目内容调整完成交互</text:p>
          </table:table-cell>
          <table:table-cell table:style-name="ce32" office:value-type="string">
            <text:p>看新的租房房间</text:p>
          </table:table-cell>
          <table:table-cell table:number-columns-repeated="1012"/>
        </table:table-row>
        <table:table-row table:style-name="ro2">
          <table:table-cell table:style-name="ce5" office:value-type="string" table:number-columns-spanned="8" table:number-rows-spanned="1">
            <text:p>将“计算机网络”、“操作系统“、”算法原理“学习到”知道它是什么“的程度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4">
            <text:p>4</text:p>
          </table:table-cell>
          <table:table-cell table:style-name="ce28" office:value-type="string">
            <text:p>手机贷的财商测试</text:p>
          </table:table-cell>
          <table:table-cell table:style-name="ce28" office:value-type="string">
            <text:p>完成我的贷款栏目内容调整完成交互</text:p>
          </table:table-cell>
          <table:table-cell table:style-name="ce32" office:value-type="string">
            <text:p>办理门禁卡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完成享宇钱包往金融苑迁移功能的任务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5">
            <text:p>5</text:p>
          </table:table-cell>
          <table:table-cell table:style-name="ce15" office:value-type="string">
            <text:p>慢跑40分钟</text:p>
          </table:table-cell>
          <table:table-cell table:style-name="ce27" office:value-type="string">
            <text:p>检查禅道指派的任务是否真正搞定</text:p>
          </table:table-cell>
          <table:table-cell table:style-name="ce20" office:value-type="string">
            <text:p>看完这周的菜根谭</text:p>
          </table:table-cell>
          <table:table-cell table:number-columns-repeated="1012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2"/>
          <table:covered-table-cell table:style-name="ce17"/>
          <table:table-cell table:style-name="ce8" office:value-type="string" table:number-columns-spanned="4" table:number-rows-spanned="1">
            <text:p>To-do-list</text:p>
          </table:table-cell>
          <table:covered-table-cell table:number-columns-repeated="2" table:style-name="ce29"/>
          <table:covered-table-cell table:style-name="ce18"/>
          <table:table-cell table:number-columns-repeated="1012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2"/>
          <table:covered-table-cell table:style-name="ce17"/>
          <table:table-cell table:style-name="ce22" office:value-type="string" table:number-columns-spanned="4" table:number-rows-spanned="1">
            <text:p>上传更新代码解决冲突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6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3" office:value-type="string" table:number-columns-spanned="4" table:number-rows-spanned="1">
            <text:p>解决cookie报错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7" office:value-type="string">
            <text:p>慢跑40分钟</text:p>
          </table:table-cell>
          <table:table-cell table:number-columns-repeated="2"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19" office:value-type="string">
            <text:p>√</text:p>
          </table:table-cell>
          <table:table-cell table:style-name="ce24" office:value-type="string" table:number-columns-spanned="4" table:number-rows-spanned="1">
            <text:p>和后台对接调整保险栏目的产品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7" office:value-type="string">
            <text:p>11点准时睡觉</text:p>
          </table:table-cell>
          <table:table-cell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20" office:value-type="string">
            <text:p>×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7" office:value-type="string">
            <text:p>吃水果</text:p>
          </table:table-cell>
          <table:table-cell table:number-columns-repeated="6" table:style-name="ce13" office:value-type="string">
            <text:p>√</text:p>
          </table:table-cell>
          <table:table-cell table:style-name="ce19" office:value-type="string">
            <text:p>√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 table:number-rows-repeated="5">
          <table:table-cell table:style-name="ce7"/>
          <table:table-cell table:style-name="ce12" table:number-columns-repeated="6"/>
          <table:table-cell table:style-name="ce17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9" office:value-type="string" table:number-columns-spanned="8" table:number-rows-spanned="8">
            <text:p>第一次做周计划，感觉，生活变得有一定掌控了</text:p>
          </table:table-cell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4" office:value-type="string" table:number-columns-spanned="4" table:number-rows-spanned="1">
            <text:p>买个无声鼠标</text:p>
          </table:table-cell>
          <table:covered-table-cell table:number-columns-repeated="2" table:style-name="ce12"/>
          <table:covered-table-cell table:style-name="ce17"/>
          <table:table-cell table:number-columns-repeated="1012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25" office:value-type="string" table:number-columns-spanned="4" table:number-rows-spanned="1">
            <text:p>购买衣架、垃圾桶</text:p>
          </table:table-cell>
          <table:covered-table-cell table:number-columns-repeated="2" table:style-name="ce30"/>
          <table:covered-table-cell table:style-name="ce34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第22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ce33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将“操作系统“、”算法原理“、“软件工程原理”、“unicode”学习到”知道它是什么“的程度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好这周的周计划</text:p>
          </table:table-cell>
          <table:table-cell table:style-name="ce39" office:value-type="string">
            <text:p>和信静态页面</text:p>
          </table:table-cell>
          <table:table-cell table:style-name="ce32" office:value-type="string">
            <text:p>构建好新的项目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学习之道》读完第11、12章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和信用静态页面</text:p>
          </table:table-cell>
          <table:table-cell table:style-name="ce27" office:value-type="string">
            <text:p>联调通接口并提测</text:p>
          </table:table-cell>
          <table:table-cell table:style-name="ce40" office:value-type="string">
            <text:p>一定要按时睡觉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读到293页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27" office:value-type="string">
            <text:p>自测和信用</text:p>
          </table:table-cell>
          <table:table-cell table:style-name="ce27" office:value-type="string">
            <text:p>和信用提测上线</text:p>
          </table:table-cell>
          <table:table-cell table:style-name="ce32" office:value-type="string">
            <text:p>慢跑25分钟</text:p>
          </table:table-cell>
        </table:table-row>
        <table:table-row table:style-name="ro1">
          <table:table-cell table:style-name="ce4" office:value-type="string" table:number-columns-spanned="8" table:number-rows-spanned="1">
            <text:p>0613提测修复可能bug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和信用改评分判断正式上生产</text:p>
          </table:table-cell>
          <table:table-cell table:style-name="ce27" office:value-type="string">
            <text:p>学会配置使用.gitignore文件</text:p>
          </table:table-cell>
          <table:table-cell table:style-name="ce17"/>
        </table:table-row>
        <table:table-row table:style-name="ro2">
          <table:table-cell table:style-name="ce4" office:value-type="string" table:number-columns-spanned="8" table:number-rows-spanned="1">
            <text:p>完成和信的新项目</text:p>
          </table:table-cell>
          <table:covered-table-cell table:number-columns-repeated="7"/>
          <table:table-cell table:style-name="ce6" office:value-type="float" office:value="5">
            <text:p>5</text:p>
          </table:table-cell>
          <table:table-cell table:style-name="ce37" table:number-columns-repeated="2"/>
          <table:table-cell table:style-name="ce17"/>
        </table:table-row>
        <table:table-row table:style-name="ro2">
          <table:table-cell table:style-name="ce5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number-columns-repeated="2" table:style-name="ce29"/>
          <table:covered-table-cell table:style-name="ce18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22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5" office:value-type="string" table:number-columns-spanned="8" table:number-rows-spanned="8">
            <text:p>自制力不太够，怎样才能100%完成周计划呢？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style-name="Default"/>
          <table: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38"/>
          <table:covered-table-cell table:style-name="ce41"/>
        </table:table-row>
        <table:table-row table:style-name="ro2" table:number-rows-repeated="6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3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5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3"/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  <table:table table:name="第23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4" table:default-cell-style-name="Default"/>
        <table:table-column table:style-name="co11" table:default-cell-style-name="Default"/>
        <table:table-column table:style-name="co11" table:default-cell-style-name="ce33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《学习之道》读完第12章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好这周计划</text:p>
          </table:table-cell>
          <table:table-cell table:style-name="ce27" office:value-type="string">
            <text:p>查看关于小程序的需求</text:p>
          </table:table-cell>
          <table:table-cell table:style-name="ce32" office:value-type="string">
            <text:p>分解这周小程序功能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读到323页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将小程序简易教程看完</text:p>
          </table:table-cell>
          <table:table-cell table:style-name="ce27" office:value-type="string">
            <text:p>了解小程序都有哪些默认组件</text:p>
          </table:table-cell>
          <table:table-cell table:style-name="ce32" office:value-type="string">
            <text:p>理清和家亲需求</text:p>
          </table:table-cell>
        </table:table-row>
        <table:table-row table:style-name="ro1">
          <table:table-cell table:style-name="ce4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42" office:value-type="string">
            <text:p>免息券2.0项目搭建</text:p>
          </table:table-cell>
          <table:table-cell table:style-name="ce27" office:value-type="string">
            <text:p>和家亲h5的项目搭建</text:p>
          </table:table-cell>
          <table:table-cell table:style-name="ce32" office:value-type="string">
            <text:p>寻找关于转盘抽奖的实现方案</text:p>
          </table:table-cell>
        </table:table-row>
        <table:table-row table:style-name="ro1">
          <table:table-cell table:style-name="ce5" office:value-type="string" table:number-columns-spanned="8" table:number-rows-spanned="1">
            <text:p>看完2018前端学习路线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确认和家亲h5的细节</text:p>
          </table:table-cell>
          <table:table-cell table:style-name="ce27" office:value-type="string">
            <text:p>完成和家亲h5静态页面70%</text:p>
          </table:table-cell>
          <table:table-cell table:style-name="ce44"/>
        </table:table-row>
        <table:table-row table:style-name="ro1">
          <table:table-cell table:style-name="ce5" office:value-type="string" table:number-columns-spanned="8" table:number-rows-spanned="1">
            <text:p>总结下写的这些活动h5一些需要解决的公共问题，比如整合一个公共的css文件</text:p>
          </table:table-cell>
          <table:covered-table-cell table:number-columns-repeated="7"/>
          <table:table-cell table:style-name="ce6" office:value-type="float" office:value="5">
            <text:p>5</text:p>
          </table:table-cell>
          <table:table-cell table:style-name="ce27" office:value-type="string">
            <text:p>整理免息券2.0的需求</text:p>
          </table:table-cell>
          <table:table-cell table:style-name="ce27" office:value-type="string">
            <text:p>如果可能的话，联调单点登录</text:p>
          </table:table-cell>
          <table:table-cell table:style-name="ce44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24" office:value-type="string" table:number-columns-spanned="4" table:number-rows-spanned="1">
            <text:p>修改金融苑“我的贷款”bug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4" office:value-type="string" table:number-columns-spanned="4" table:number-rows-spanned="1">
            <text:p>修改金融苑智齿客服获取userId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24" office:value-type="string" table:number-columns-spanned="4" table:number-rows-spanned="1">
            <text:p>初步复习小程序开发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11:00点准时睡觉</text:p>
          </table:table-cell>
          <table:table-cell table:number-columns-repeated="3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24" office:value-type="string" table:number-columns-spanned="4" table:number-rows-spanned="1">
            <text:p>写免息券2.0对和家亲h5的影响文档</text:p>
          </table:table-cell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5" table:style-name="ce13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 table:number-columns-spanned="8" table:number-rows-spanned="8">
            <text:p>得：</text:p>
            <text:p>工作超标完成了，还不错。</text:p>
            <text:p>虽然不是每天，但起码比以前一天都不锻炼的好。</text:p>
            <text:p>体质提高所以周六那一波没有直接生病。</text:p>
            <text:p>主动邀请了朋友聚会去西南交大逛了逛。</text:p>
            <text:p>未得：</text:p>
            <text:p>预定计划没有全部完成。</text:p>
            <text:p>打卡项没有做到天天完成。</text:p>
            <text:p>Ps:做计划才第三周，可能计划强度对于现在的我高了些，需要适当调低。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style-name="Default"/>
          <table: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38"/>
          <table:covered-table-cell table:style-name="ce41"/>
        </table:table-row>
      </table:table>
      <table:table table:name="第24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5" table:default-cell-style-name="ce47"/>
        <table:table-column table:style-name="co16" table:default-cell-style-name="ce47"/>
        <table:table-column table:style-name="co17" table:default-cell-style-name="ce51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《学习之道》阅读2小时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完免息券2.0首页的静态页面</text:p>
          </table:table-cell>
          <table:table-cell table:style-name="ce49" office:value-type="string">
            <text:p>如果免息券2.0页面没来那么先联调和家亲h5接口</text:p>
          </table:table-cell>
          <table:table-cell table:style-name="ce32" office:value-type="string">
            <text:p>完成免息券2.0首页中奖信息轮播效果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阅读2小时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完成免息券2.0新用户领取页面</text:p>
          </table:table-cell>
          <table:table-cell table:style-name="ce27" office:value-type="string">
            <text:p>改进消息滚动效果</text:p>
          </table:table-cell>
          <table:table-cell table:style-name="ce32" office:value-type="string">
            <text:p>完成老用户领取页面</text:p>
          </table:table-cell>
        </table:table-row>
        <table:table-row table:style-name="ro1">
          <table:table-cell table:style-name="ce4" office:value-type="string" table:number-columns-spanned="8" table:number-rows-spanned="1">
            <text:p>完成免息券2.0静态页面的编写并联调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42" office:value-type="string">
            <text:p>完成登录的前端验证</text:p>
          </table:table-cell>
          <table:table-cell table:style-name="ce27" office:value-type="string">
            <text:p>登录的popup静态页面</text:p>
          </table:table-cell>
          <table:table-cell table:style-name="ce32" office:value-type="string">
            <text:p>更具url参数不同页面显示不同的文案和logo</text:p>
          </table:table-cell>
        </table:table-row>
        <table:table-row table:style-name="ro1">
          <table:table-cell table:style-name="ce5" office:value-type="string" table:number-columns-spanned="8" table:number-rows-spanned="1">
            <text:p>如果还有时间就把和家亲h5的联调搞定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开始联调接口</text:p>
          </table:table-cell>
          <table:table-cell table:style-name="ce43"/>
          <table:table-cell table:style-name="ce44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6" office:value-type="float" office:value="5">
            <text:p>5</text:p>
          </table:table-cell>
          <table:table-cell table:style-name="ce27" office:value-type="string">
            <text:p>联调好所有接口</text:p>
          </table:table-cell>
          <table:table-cell table:style-name="ce27" office:value-type="string">
            <text:p>神策埋点</text:p>
          </table:table-cell>
          <table:table-cell table:style-name="ce50" office:value-type="string">
            <text:p>提测</text:p>
          </table:table-cell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46" office:value-type="string" table:number-columns-spanned="4" table:number-rows-spanned="1">
            <text:p>生成链接二维码并转化为图片的功能</text:p>
          </table:table-cell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4" office:value-type="string" table:number-columns-spanned="4" table:number-rows-spanned="1">
            <text:p>神策埋点前端实现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24" office:value-type="string" table:number-columns-spanned="4" table:number-rows-spanned="1">
            <text:p>必要的结果数据存入stores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6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24" office:value-type="string" table:number-columns-spanned="4" table:number-rows-spanned="1">
            <text:p>footer修改显示的文案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7" table:style-name="ce13" office:value-type="string">
            <text:p>√</text:p>
          </table:table-cell>
          <table:table-cell table:style-name="ce24" office:value-type="string" table:number-columns-spanned="4" table:number-rows-spanned="1">
            <text:p>将有关金融苑的文案logo都改为享宇钱包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登录后让后端返回这个用户是新用户还是老用户</text:p>
          </table:table-cell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换各种链接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6"/>
          <table:table-cell table:style-name="ce17"/>
          <table:table-cell office:value-type="string" table:number-columns-spanned="4" table:number-rows-spanned="1">
            <text:p>换免息券1.o的文案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office:value-type="string" table:number-columns-spanned="4" table:number-rows-spanned="1">
            <text:p>单点登录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神策埋点后端字段的沟通</text:p>
          </table:table-cell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style-name="ce24" office:value-type="string" table:number-columns-spanned="4" table:number-rows-spanned="1">
            <text:p>保存中奖信息</text:p>
          </table:table-cell>
          <table:covered-table-cell table:number-columns-repeated="3"/>
        </table:table-row>
        <table:table-row table:style-name="ro2">
          <table:table-cell table:style-name="ce9" office:value-type="string" table:number-columns-spanned="8" table:number-rows-spanned="8">
            <text:p>得：</text:p>
            <text:p>免息券2.0项目进度还算不错，完成了大概有95%</text:p>
            <text:p>生活方面也算是得心应手，感觉自己越来越放得开了，对于女性的心态正在一点点改变</text:p>
            <text:p>失：</text:p>
            <text:p>每日打卡情况完成得不理想，原因一目了然，明天都没有按时睡觉</text:p>
            <text:p>免息券2.0没有100%完成，原因是有两部分需要其他同时的支持</text:p>
            <text:p>还是因为没有充足的休息，导致阅读的任务也没有完成</text:p>
            <text:p/>
            <text:p>ps：一定要想办法养成按时睡眠的习惯！！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5周计划" table:style-name="ta1" table:print="false">
        <table:table-column table:style-name="co10" table:default-cell-style-name="ce7"/>
        <table:table-column table:style-name="co2" table:number-columns-repeated="5" table:default-cell-style-name="Default"/>
        <table:table-column table:style-name="co2" table:default-cell-style-name="ce24"/>
        <table:table-column table:style-name="co18" table:default-cell-style-name="ce47"/>
        <table:table-column table:style-name="co19" table:default-cell-style-name="ce47"/>
        <table:table-column table:style-name="co20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4" office:value-type="string" table:number-columns-spanned="6" table:number-rows-spanned="1">
            <text:p>《学习之道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《学习之道》阅读两小时</text:p>
          </table:table-cell>
          <table:table-cell table:style-name="ce53" office:value-type="string">
            <text:p>本周计划</text:p>
          </table:table-cell>
          <table:table-cell table:style-name="ce55" office:value-type="string">
            <text:p>至少测试完测试用例</text:p>
          </table:table-cell>
        </table:table-row>
        <table:table-row table:style-name="ro1">
          <table:table-cell table:style-name="ce5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3" office:value-type="string">
            <text:p>立即使用单点登录的功能</text:p>
          </table:table-cell>
          <table:table-cell table:style-name="ce53" office:value-type="string">
            <text:p>banner跳转过来的功能</text:p>
          </table:table-cell>
          <table:table-cell table:style-name="ce55" office:value-type="string">
            <text:p>各种可能的测试出现的bug</text:p>
          </table:table-cell>
        </table:table-row>
        <table:table-row table:style-name="ro1">
          <table:table-cell table:style-name="ce4" office:value-type="string" table:number-columns-spanned="6" table:number-rows-spanned="1">
            <text:p>完成免息券2.0剩下5%的部分争取20号上线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完成述职报告、演讲ppt</text:p>
          </table:table-cell>
          <table:table-cell table:style-name="ce53" office:value-type="string">
            <text:p>继续改各种测试的bug</text:p>
          </table:table-cell>
          <table:table-cell table:style-name="ce56"/>
        </table:table-row>
        <table:table-row table:style-name="ro1">
          <table:table-cell table:style-name="ce5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 office:value-type="string">
            <text:p>完成转正答辩</text:p>
          </table:table-cell>
          <table:table-cell table:style-name="ce53" office:value-type="string">
            <text:p>修改免息券2.0各种bug</text:p>
          </table:table-cell>
          <table:table-cell table:style-name="ce50" office:value-type="string">
            <text:p>和家亲h5的接口联调</text:p>
          </table:table-cell>
        </table:table-row>
        <table:table-row table:style-name="ro1">
          <table:table-cell table:style-name="ce5" office:value-type="string" table:number-columns-spanned="6" table:number-rows-spanned="1">
            <text:p>和家亲h5联调搞定的情况下20号提测上线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49" office:value-type="string">
            <text:p>转正答辩</text:p>
          </table:table-cell>
          <table:table-cell table:style-name="ce53" office:value-type="string">
            <text:p>继续修改免息券2.0的bug</text:p>
          </table:table-cell>
          <table:table-cell table:style-name="ce50" office:value-type="string">
            <text:p>和家亲h5的接口联调</text:p>
          </table:table-cell>
        </table:table-row>
        <table:table-row table:style-name="ro1">
          <table:table-cell table:style-name="ce4" office:value-type="string" table:number-columns-spanned="6" table:number-rows-spanned="1">
            <text:p>换免息券1.o的文案</text:p>
          </table:table-cell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" table:number-columns-spanned="6" table:number-rows-spanned="1"/>
          <table:covered-table-cell table:number-columns-repeated="5"/>
          <table:table-cell table:style-name="ce46" office:value-type="string" table:number-columns-spanned="4" table:number-rows-spanned="1">
            <text:p>修改登录时下方的登录协议</text:p>
          </table:table-cell>
          <table:covered-table-cell table:number-columns-repeated="3"/>
        </table:table-row>
        <table:table-row table:style-name="ro1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string" table:number-columns-spanned="4" table:number-rows-spanned="1">
            <text:p>免息券2.0首页能动态的获取参数（bannerPhone、bannerUserId、bannerNewUser)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office:value-type="string" table:number-columns-spanned="4" table:number-rows-spanned="1">
            <text:p>要到不同的协议链接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style-name="ce23" office:value-type="string" table:number-columns-spanned="4" table:number-rows-spanned="1">
            <text:p>免息券2.0 ui的验收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46" office:value-type="string" table:number-columns-spanned="4" table:number-rows-spanned="1">
            <text:p>和家亲h5底部去掉间距、border变细小</text:p>
          </table:table-cell>
          <table:covered-table-cell table:number-columns-repeated="2"/>
          <table:covered-table-cell table:style-name="ce47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2.0埋点的优化</text:p>
          </table:table-cell>
          <table:covered-table-cell table:number-columns-repeated="2"/>
          <table:covered-table-cell table:style-name="ce47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设置不同的title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office:value-type="string" table:number-columns-spanned="4" table:number-rows-spanned="1">
            <text:p>准备转正答辩的相关东西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2.0单点登录需要encode编码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1.0文案修改确认打包</text:p>
          </table:table-cell>
          <table:covered-table-cell table:number-columns-repeated="3"/>
        </table:table-row>
        <table:table-row table:style-name="ro1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office:value-type="string" table:number-columns-spanned="4" table:number-rows-spanned="1">
            <text:p>和家亲h5提测上线时间确认</text:p>
          </table:table-cell>
          <table:covered-table-cell table:number-columns-repeated="3"/>
        </table:table-row>
        <table:table-row table:style-name="ro2">
          <table:table-cell table:style-name="ce9" office:value-type="string" table:number-columns-spanned="6" table:number-rows-spanned="8">
            <text:p>得：</text:p>
            <text:p>免息券2.0功能算是开发完了</text:p>
            <text:p>一台新手机</text:p>
            <text:p>看完了《学习之道》并做了简单总结</text:p>
            <text:p>进一步调整了和妹子交流的心态，更加的自然</text:p>
            <text:p>失：</text:p>
            <text:p>打卡情况不太好</text:p>
          </table:table-cell>
          <table:covered-table-cell table:number-columns-repeated="5" table:style-name="ce1"/>
          <table:table-cell office:value-type="string" table:number-columns-spanned="4" table:number-rows-spanned="1">
            <text:p>轮播图返回面额较大的时候要突出显示</text:p>
          </table:table-cell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新增功能，已经领奖的用户再次抽奖需获取结果直接跳转到领奖页面</text:p>
          </table:table-cell>
          <table:covered-table-cell table:number-columns-repeated="3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免息券2.0按钮点不动问题、邀请人没有存进入问题、二维码显示问题</text:p>
          </table:table-cell>
          <table:covered-table-cell table:number-columns-repeated="2"/>
          <table:covered-table-cell table:style-name="ce47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通过banner调过来的账号如果没有直接进入领取页的问题</text:p>
          </table:table-cell>
          <table:covered-table-cell table:number-columns-repeated="2"/>
          <table:covered-table-cell table:style-name="ce47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免息券2.0点击复制按钮的兼容性问题</text:p>
          </table:table-cell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style-name="ce23" office:value-type="string" table:number-columns-spanned="4" table:number-rows-spanned="1">
            <text:p>禁止连续点击发送请求</text:p>
          </table:table-cell>
          <table:covered-table-cell table:number-columns-repeated="3"/>
        </table:table-row>
        <table:table-row table:style-name="ro3">
          <table:covered-table-cell table:style-name="ce6"/>
          <table:covered-table-cell table:number-columns-repeated="5" table:style-name="ce1"/>
          <table:table-cell table:style-name="ce23"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6周计划" table:style-name="ta1" table:print="false">
        <table:table-column table:style-name="co21" table:default-cell-style-name="ce7"/>
        <table:table-column table:style-name="co2" table:number-columns-repeated="5" table:default-cell-style-name="ce47"/>
        <table:table-column table:style-name="co2" table:default-cell-style-name="ce23"/>
        <table:table-column table:style-name="co18" table:default-cell-style-name="ce47"/>
        <table:table-column table:style-name="co22" table:default-cell-style-name="ce47"/>
        <table:table-column table:style-name="co20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7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周计划</text:p>
          </table:table-cell>
          <table:table-cell table:style-name="ce59"/>
          <table:table-cell table:style-name="ce56"/>
        </table:table-row>
        <table:table-row table:style-name="ro1">
          <table:table-cell table:style-name="ce57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49" office:value-type="string">
            <text:p>转正答辩</text:p>
          </table:table-cell>
          <table:table-cell table:style-name="ce53" office:value-type="string">
            <text:p>免息券2.0bug</text:p>
          </table:table-cell>
          <table:table-cell table:style-name="ce55" office:value-type="string">
            <text:p>和家亲h5提测</text:p>
          </table:table-cell>
        </table:table-row>
        <table:table-row table:style-name="ro1">
          <table:table-cell table:style-name="ce4" office:value-type="string" table:number-columns-spanned="6" table:number-rows-spanned="1">
            <text:p>免息券2.0顺利上线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免息券2.0上生产</text:p>
          </table:table-cell>
          <table:table-cell table:style-name="ce53" office:value-type="string">
            <text:p>和家亲h5提测</text:p>
          </table:table-cell>
          <table:table-cell table:style-name="ce55" office:value-type="string">
            <text:p>换和家亲h5的测试链接</text:p>
          </table:table-cell>
        </table:table-row>
        <table:table-row table:style-name="ro1">
          <table:table-cell table:style-name="ce4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/>
          <table:table-cell table:style-name="ce59"/>
          <table:table-cell table:style-name="ce50"/>
        </table:table-row>
        <table:table-row table:style-name="ro1">
          <table:table-cell table:style-name="ce4" office:value-type="string" table:number-columns-spanned="6" table:number-rows-spanned="1">
            <text:p>免息券2.0 ui的验收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49"/>
          <table:table-cell table:style-name="ce59"/>
          <table:table-cell table:style-name="ce50"/>
        </table:table-row>
        <table:table-row table:style-name="ro2">
          <table:table-cell table:style-name="ce57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5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 table:number-columns-spanned="6" table:number-rows-spanned="8">
            <text:p>得</text:p>
            <text:p>免息券2.0总算上生产了</text:p>
            <text:p>高烧治好了</text:p>
            <text:p>体重减少了4斤</text:p>
            <text:p>失</text:p>
            <text:p>和家亲h5得bug没有改完</text:p>
            <text:p>新项目得需求没有第一时间了解到</text:p>
            <text:p>打卡情况不理想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7周计划" table:style-name="ta1" table:print="false">
        <table:table-column table:style-name="co21" table:default-cell-style-name="ce7"/>
        <table:table-column table:style-name="co2" table:number-columns-repeated="5" table:default-cell-style-name="ce47"/>
        <table:table-column table:style-name="co2" table:default-cell-style-name="ce23"/>
        <table:table-column table:style-name="co23" table:number-columns-repeated="2" table:default-cell-style-name="ce47"/>
        <table:table-column table:style-name="co24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7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本周计划</text:p>
          </table:table-cell>
          <table:table-cell table:style-name="ce53" office:value-type="string">
            <text:p>处理和家亲h5得bug</text:p>
          </table:table-cell>
          <table:table-cell table:style-name="ce55" office:value-type="string">
            <text:p>整理和生活h5流程</text:p>
          </table:table-cell>
        </table:table-row>
        <table:table-row table:style-name="ro1">
          <table:table-cell table:style-name="ce4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3" office:value-type="string">
            <text:p>搞完和家亲h5的bug</text:p>
          </table:table-cell>
          <table:table-cell table:style-name="ce53" office:value-type="string">
            <text:p>理清和生活h5的疑问</text:p>
          </table:table-cell>
          <table:table-cell table:style-name="ce56"/>
        </table:table-row>
        <table:table-row table:style-name="ro1">
          <table:table-cell table:style-name="ce4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68" office:value-type="string">
            <text:p>和家亲h5生产验收</text:p>
          </table:table-cell>
          <table:table-cell table:style-name="ce69" office:value-type="string">
            <text:p>和生活h5获取电话号码</text:p>
          </table:table-cell>
          <table:table-cell table:style-name="ce56"/>
        </table:table-row>
        <table:table-row table:style-name="ro1">
          <table:table-cell table:style-name="ce4" office:value-type="string" table:number-columns-spanned="6" table:number-rows-spanned="1">
            <text:p>改完和家亲h5得所有bug并上线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53" office:value-type="string">
            <text:p>和家亲h5生产验收</text:p>
          </table:table-cell>
          <table:table-cell table:style-name="ce53" office:value-type="string">
            <text:p>和生活h5获取电话号码</text:p>
          </table:table-cell>
          <table:table-cell table:style-name="ce50"/>
        </table:table-row>
        <table:table-row table:style-name="ro1">
          <table:table-cell table:style-name="ce4" office:value-type="string" table:number-columns-spanned="6" table:number-rows-spanned="1">
            <text:p>新项目开搞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53" office:value-type="string">
            <text:p>和生活h5接口联调搞定</text:p>
          </table:table-cell>
          <table:table-cell table:style-name="ce59"/>
          <table:table-cell table:style-name="ce50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5" office:value-type="string">
            <text:p>×</text:p>
          </table:table-cell>
          <table:table-cell table:number-columns-repeated="4" table:style-name="ce13" office:value-type="string">
            <text:p>√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office:value-type="string" table:number-columns-spanned="6" table:number-rows-spanned="8">
            <text:p><text:span text:style-name="T1">得</text:span></text:p>
            <text:p><text:span text:style-name="T1">搞清楚了和生活</text:span><text:span text:style-name="T1">h5</text:span><text:span text:style-name="T1">的整个流程</text:span></text:p>
            <text:p><text:span text:style-name="T1">完成了和生活</text:span><text:span text:style-name="T1">h5</text:span><text:span text:style-name="T1">的联调</text:span></text:p>
            <text:p><text:span text:style-name="T1">《菜根谭》也阅读了新的内容</text:span></text:p>
            <text:p><text:span text:style-name="T1">虫心残酷战役打完了</text:span></text:p>
            <text:p><text:span text:style-name="T1">出门逛了文殊院</text:span></text:p>
            <text:p><text:span text:style-name="T1">失</text:span></text:p>
            <text:p><text:span text:style-name="T1">日常打卡完成并不理想</text:span>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8周计划" table:style-name="ta1" table:print="false">
        <table:table-column table:style-name="co21" table:default-cell-style-name="ce7"/>
        <table:table-column table:style-name="co2" table:number-columns-repeated="5" table:default-cell-style-name="ce1"/>
        <table:table-column table:style-name="co2" table:default-cell-style-name="ce23"/>
        <table:table-column table:style-name="co11" table:default-cell-style-name="ce47"/>
        <table:table-column table:style-name="co23" table:default-cell-style-name="ce47"/>
        <table:table-column table:style-name="co29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73" office:value-type="string" table:number-columns-spanned="6" table:number-rows-spanned="1">
            <text:p>《如何赢得友谊及影响他人》阅读4小时</text:p>
          </table:table-cell>
          <table:covered-table-cell table:number-columns-repeated="5" table:style-name="ce74"/>
          <table:table-cell table:style-name="ce6" office:value-type="float" office:value="1">
            <text:p>1</text:p>
          </table:table-cell>
          <table:table-cell table:style-name="ce53" office:value-type="string">
            <text:p>完成这周计划</text:p>
          </table:table-cell>
          <table:table-cell table:style-name="ce59"/>
          <table:table-cell table:style-name="ce56"/>
        </table:table-row>
        <table:table-row table:style-name="ro1">
          <table:table-cell table:style-name="ce73" office:value-type="string" table:number-columns-spanned="6" table:number-rows-spanned="1">
            <text:p>《菜根谭》阅读2小时</text:p>
          </table:table-cell>
          <table:covered-table-cell table:number-columns-repeated="5" table:style-name="ce74"/>
          <table:table-cell table:style-name="ce6" office:value-type="float" office:value="2">
            <text:p>2</text:p>
          </table:table-cell>
          <table:table-cell table:style-name="ce53" office:value-type="string">
            <text:p>转正答辩</text:p>
          </table:table-cell>
          <table:table-cell table:style-name="ce59"/>
          <table:table-cell table:style-name="ce56"/>
        </table:table-row>
        <table:table-row table:style-name="ro1">
          <table:table-cell table:style-name="ce4" office:value-type="string" table:number-columns-spanned="6" table:number-rows-spanned="1">
            <text:p>和生活h5提测</text:p>
          </table:table-cell>
          <table:covered-table-cell table:number-columns-repeated="5" table:style-name="ce47"/>
          <table:table-cell table:style-name="ce6" office:value-type="float" office:value="3">
            <text:p>3</text:p>
          </table:table-cell>
          <table:table-cell table:style-name="ce75"/>
          <table:table-cell table:style-name="ce53" office:value-type="string">
            <text:p>熟悉配置系统项目</text:p>
          </table:table-cell>
          <table:table-cell table:style-name="ce55" office:value-type="string">
            <text:p>考虑自己的发展问题</text:p>
          </table:table-cell>
        </table:table-row>
        <table:table-row table:style-name="ro1">
          <table:table-cell table:style-name="ce4" office:value-type="string" table:number-columns-spanned="6" table:number-rows-spanned="1">
            <text:p>完成转正答辩</text:p>
          </table:table-cell>
          <table:covered-table-cell table:number-columns-repeated="5" table:style-name="ce47"/>
          <table:table-cell table:style-name="ce6" office:value-type="float" office:value="4">
            <text:p>4</text:p>
          </table:table-cell>
          <table:table-cell table:style-name="ce53" office:value-type="string">
            <text:p>和生活h5提测</text:p>
          </table:table-cell>
          <table:table-cell table:style-name="ce59"/>
          <table:table-cell table:style-name="ce56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ce47"/>
          <table:table-cell table:style-name="ce6" office:value-type="float" office:value="5">
            <text:p>5</text:p>
          </table:table-cell>
          <table:table-cell table:style-name="ce53" office:value-type="string">
            <text:p>改完配置系统调整顺序的需求</text:p>
          </table:table-cell>
          <table:table-cell table:style-name="ce53" office:value-type="string">
            <text:p>看完前端技术路线</text:p>
          </table:table-cell>
          <table:table-cell table:style-name="ce55" office:value-type="string">
            <text:p>了解spa与传统前端有何区别</text:p>
          </table:table-cell>
        </table:table-row>
        <table:table-row table:style-name="ro2">
          <table:table-cell table:style-name="ce57" table:number-columns-spanned="6" table:number-rows-spanned="1"/>
          <table:covered-table-cell table:number-columns-repeated="5" table:style-name="ce47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 table:style-name="ce47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3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3" table:style-name="ce13" office:value-type="string">
            <text:p>√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office:value-type="string" table:number-columns-spanned="6" table:number-rows-spanned="8">
            <text:p>得</text:p>
            <text:p>利用番茄todo软件，首次在周末学习了4个多小时！！</text:p>
            <text:p>水果几乎每天都在吃</text:p>
            <text:p>星际争霸2能玩儿下去了，我白银居然吊打了白金！！</text:p>
            <text:p>下定决心去了解一下新平台</text:p>
            <text:p>失</text:p>
            <text:p>打卡惨不忍睹，得想想为什么了。</text:p>
            <text:p>阅读任务没有完成。</text:p>
          </table:table-cell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9周计划" table:style-name="ta1" table:print="false">
        <table:table-column table:style-name="co21" table:default-cell-style-name="ce7"/>
        <table:table-column table:style-name="co2" table:number-columns-repeated="5" table:default-cell-style-name="ce75"/>
        <table:table-column table:style-name="co2" table:default-cell-style-name="ce23"/>
        <table:table-column table:style-name="co30" table:default-cell-style-name="ce47"/>
        <table:table-column table:style-name="co31" table:default-cell-style-name="ce47"/>
        <table:table-column table:style-name="co32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73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完成周计划</text:p>
          </table:table-cell>
          <table:table-cell table:style-name="ce53" office:value-type="string">
            <text:p>修改完和生活h5bug</text:p>
          </table:table-cell>
          <table:table-cell table:style-name="ce55" office:value-type="string">
            <text:p>想想未来</text:p>
          </table:table-cell>
        </table:table-row>
        <table:table-row table:style-name="ro1">
          <table:table-cell table:style-name="ce76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49" office:value-type="string">
            <text:p>根据前端学习路线图总结下一步应该补充什么知识？</text:p>
          </table:table-cell>
          <table:table-cell table:style-name="ce49" office:value-type="string">
            <text:p>根据计划至少补充新知识2小时</text:p>
          </table:table-cell>
          <table:table-cell table:style-name="ce50" office:value-type="string">
            <text:p>继续改进自己的project0</text:p>
          </table:table-cell>
        </table:table-row>
        <table:table-row table:style-name="ro1">
          <table:table-cell table:style-name="ce76" office:value-type="string" table:number-columns-spanned="6" table:number-rows-spanned="1">
            <text:p>和生活h5上线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完成和生活h5智能取号接口的调用</text:p>
          </table:table-cell>
          <table:table-cell table:style-name="ce53" office:value-type="string">
            <text:p>配置系统功能调整</text:p>
          </table:table-cell>
          <table:table-cell table:style-name="ce56"/>
        </table:table-row>
        <table:table-row table:style-name="ro1">
          <table:table-cell table:style-name="ce73" office:value-type="string" table:number-columns-spanned="6" table:number-rows-spanned="1">
            <text:p>《程序员必读的职业规划书》阅读2小时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 office:value-type="string">
            <text:p>和生活h5完全上线</text:p>
          </table:table-cell>
          <table:table-cell table:style-name="ce49" office:value-type="string">
            <text:p>配置系统提测</text:p>
          </table:table-cell>
          <table:table-cell table:style-name="ce50" office:value-type="string">
            <text:p>拒就赔需求整理</text:p>
          </table:table-cell>
        </table:table-row>
        <table:table-row table:style-name="ro2">
          <table:table-cell table:style-name="ce76" office:value-type="string" table:number-columns-spanned="6" table:number-rows-spanned="1">
            <text:p>配置系统的需求修改完成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53" office:value-type="string">
            <text:p>修改和生活的需求</text:p>
          </table:table-cell>
          <table:table-cell table:style-name="ce59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2" table:style-name="ce15" office:value-type="string">
            <text:p>×</text:p>
          </table:table-cell>
          <table:table-cell table:number-columns-repeated="3" table:style-name="ce13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number-columns-repeated="5" table:style-name="ce13" office:value-type="string">
            <text:p>√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office:value-type="string" table:number-columns-spanned="6" table:number-rows-spanned="8">
            <text:p>得：</text:p>
            <text:p>星际2的实力又上升了</text:p>
            <text:p>对于事物的理解能力进一步提升了</text:p>
            <text:p>完成了和生活h5的需求</text:p>
            <text:p>里程碑式的成就：在周末静心阅读了近3小时</text:p>
            <text:p>失：</text:p>
            <text:p>一周都没有跑步</text:p>
            <text:p>偶尔有熬夜的情况</text:p>
            <text:p>对于专业技能学习投入时间不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30周计划" table:style-name="ta1" table:print="false">
        <table:table-column table:style-name="co21" table:default-cell-style-name="ce7"/>
        <table:table-column table:style-name="co2" table:number-columns-repeated="5" table:default-cell-style-name="ce75"/>
        <table:table-column table:style-name="co2" table:default-cell-style-name="ce23"/>
        <table:table-column table:style-name="co22" table:default-cell-style-name="ce47"/>
        <table:table-column table:style-name="co33" table:default-cell-style-name="ce47"/>
        <table:table-column table:style-name="co32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73" office:value-type="string" table:number-columns-spanned="6" table:number-rows-spanned="1">
            <text:p>完成拒就赔h5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这周计划</text:p>
          </table:table-cell>
          <table:table-cell table:style-name="ce49" office:value-type="string">
            <text:p>和家亲h5问题处理</text:p>
          </table:table-cell>
          <table:table-cell table:style-name="ce55" office:value-type="string">
            <text:p>和包支付提测</text:p>
          </table:table-cell>
        </table:table-row>
        <table:table-row table:style-name="ro1">
          <table:table-cell table:style-name="ce76" office:value-type="string" table:number-columns-spanned="6" table:number-rows-spanned="1">
            <text:p>完成包支付h5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3" office:value-type="string">
            <text:p>和包支付h5上生产</text:p>
          </table:table-cell>
          <table:table-cell table:style-name="ce53" office:value-type="string">
            <text:p>和生活h5bug处理</text:p>
          </table:table-cell>
          <table:table-cell table:style-name="ce50" office:value-type="string">
            <text:p>拒就赔项目架构好</text:p>
          </table:table-cell>
        </table:table-row>
        <table:table-row table:style-name="ro1">
          <table:table-cell table:style-name="ce76" office:value-type="string" table:number-columns-spanned="6" table:number-rows-spanned="1">
            <text:p>学习sass2小时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和包支付h5的bug解决了</text:p>
          </table:table-cell>
          <table:table-cell table:style-name="ce53" office:value-type="string">
            <text:p>拒就赔项目架构好</text:p>
          </table:table-cell>
          <table:table-cell table:style-name="ce55" office:value-type="string">
            <text:p>和家亲h5提测</text:p>
          </table:table-cell>
        </table:table-row>
        <table:table-row table:style-name="ro1">
          <table:table-cell table:style-name="ce73" office:value-type="string" table:number-columns-spanned="6" table:number-rows-spanned="1">
            <text:p>每天起床、睡前阅读2个番茄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 office:value-type="string">
            <text:p>开始写拒就赔h5静态页面</text:p>
          </table:table-cell>
          <table:table-cell table:style-name="ce59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6" office:value-type="float" office:value="5">
            <text:p>5</text:p>
          </table:table-cell>
          <table:table-cell table:style-name="ce59" table:number-columns-repeated="2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1">
          <table:table-cell table:style-name="ce77" table:number-columns-spanned="6" table:number-rows-spanned="1"/>
          <table:covered-table-cell table:number-columns-repeated="5"/>
          <table:table-cell table:style-name="ce46" office:value-type="string" table:number-columns-spanned="4" table:number-rows-spanned="1">
            <text:p>popup显示登录输入框时，让toast显示在最前面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4" office:value-type="string" table:number-columns-spanned="4" table:number-rows-spanned="1">
            <text:p>popup出现时，禁止滑动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5" office:value-type="string">
            <text:p>×</text:p>
          </table:table-cell>
          <table:table-cell table:style-name="ce24" office:value-type="string" table:number-columns-spanned="4" table:number-rows-spanned="1">
            <text:p>和生活h5装盘不转的问题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2" table:style-name="ce15" office:value-type="string">
            <text:p>×</text:p>
          </table:table-cell>
          <table:table-cell table:number-columns-repeated="3" table:style-name="ce13" office:value-type="string">
            <text:p>√</text:p>
          </table:table-cell>
          <table:table-cell table:style-name="ce24" office:value-type="string" table:number-columns-spanned="4" table:number-rows-spanned="1">
            <text:p>popup出现时，禁止滑动、safari input fixed bug、安卓点击了input框移动至可视窗口等整理为自己的工具</text:p>
          </table:table-cell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number-columns-repeated="5" table:style-name="ce13" office:value-type="string">
            <text:p>√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office:value-type="string" table:number-columns-spanned="6" table:number-rows-spanned="8">
            <text:p>得：</text:p>
            <text:p>在周末克制住了诱惑，投入了学习</text:p>
            <text:p>修改了了和包支付h5、蓝光h5得各种bug</text:p>
            <text:p>《如何赢得友谊及影响他人》阅读完毕</text:p>
            <text:p>失：</text:p>
            <text:p>最近打卡情况不理想</text:p>
            <text:p>自己作死凑齐了生病条件</text:p>
            <text:p>七夕活动没有顺利展开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31周计划" table:style-name="ta1" table:print="false">
        <table:table-column table:style-name="co21" table:default-cell-style-name="ce7"/>
        <table:table-column table:style-name="co2" table:number-columns-repeated="5" table:default-cell-style-name="ce75"/>
        <table:table-column table:style-name="co2" table:default-cell-style-name="ce23"/>
        <table:table-column table:style-name="co13" table:default-cell-style-name="ce47"/>
        <table:table-column table:style-name="co18" table:default-cell-style-name="ce47"/>
        <table:table-column table:style-name="co32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2">
          <table:table-cell table:style-name="ce77" office:value-type="string" table:number-columns-spanned="6" table:number-rows-spanned="1">
            <text:p>全力做好七夕活动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9" office:value-type="string">
            <text:p>周计划</text:p>
          </table:table-cell>
          <table:table-cell table:style-name="ce59" office:value-type="string">
            <text:p>各种七夕活动得切图对接</text:p>
          </table:table-cell>
          <table:table-cell table:style-name="ce56" office:value-type="string">
            <text:p>完成首页静态页面</text:p>
          </table:table-cell>
        </table:table-row>
        <table:table-row table:style-name="ro2">
          <table:table-cell table:style-name="ce77" office:value-type="string" table:number-columns-spanned="6" table:number-rows-spanned="1">
            <text:p>养好身体治愈感冒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9" office:value-type="string">
            <text:p>完成领奖页静态页面</text:p>
          </table:table-cell>
          <table:table-cell table:style-name="ce59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6" office:value-type="float" office:value="3">
            <text:p>3</text:p>
          </table:table-cell>
          <table:table-cell table:style-name="ce75"/>
          <table:table-cell table:style-name="ce59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/>
          <table:table-cell table:style-name="ce59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6" office:value-type="float" office:value="5">
            <text:p>5</text:p>
          </table:table-cell>
          <table:table-cell table:style-name="ce59" table:number-columns-repeated="2"/>
          <table:table-cell table:style-name="ce56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77" table:number-columns-spanned="6" table:number-rows-spanned="1"/>
          <table:covered-table-cell table:number-columns-repeated="5"/>
          <table:table-cell table:style-name="ce46" table:number-columns-spanned="4" table:number-rows-spanned="1"/>
          <table:covered-table-cell table:number-columns-repeated="2" table:style-name="ce42"/>
          <table:covered-table-cell table:style-name="ce45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4" table:number-columns-spanned="4" table:number-rows-spanned="1"/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无雨慢跑25分钟</text:p>
          </table:table-cell>
          <table:table-cell table:style-name="ce15" office:value-type="string">
            <text:p>×</text:p>
          </table:table-cell>
          <table:table-cell table:style-name="ce15" table:number-columns-repeated="4"/>
          <table:table-cell table:style-name="ce24" table:number-columns-spanned="4" table:number-rows-spanned="1"/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11:00点准时睡觉（保证8小时睡眠）</text:p>
          </table:table-cell>
          <table:table-cell table:style-name="ce13" office:value-type="string">
            <text:p>√</text:p>
          </table:table-cell>
          <table:table-cell table:style-name="ce15"/>
          <table:table-cell table:style-name="ce13" table:number-columns-repeated="3"/>
          <table:table-cell table:style-name="ce24"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5" office:value-type="string">
            <text:p>×</text:p>
          </table:table-cell>
          <table:table-cell table:style-name="ce13" table:number-columns-repeated="4"/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table:number-columns-spanned="6" table:number-rows-spanned="8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2018／07／31</text:date>, <text:time>09:49:5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阿滋纳布尔 夏亚</meta:initial-creator>
    <meta:creation-date>2018-05-21T10:05:39</meta:creation-date>
    <dc:date>2018-07-31T09:49:51</dc:date>
    <dc:creator>阿滋纳布尔 夏亚</dc:creator>
    <meta:editing-duration>P13DT14H1M1S</meta:editing-duration>
    <meta:editing-cycles>221</meta:editing-cycles>
    <meta:generator>OpenOffice/4.1.5$Unix OpenOffice.org_project/415m1$Build-9789</meta:generator>
    <meta:document-statistic meta:table-count="12" meta:cell-count="627" meta:object-count="0"/>
  </office:meta>
</office:document-meta>
</file>